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draw:stroke="none" draw:fill="none" fo:min-height="0.569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8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10" style:family="graphic" style:parent-style-name="standard">
      <style:graphic-properties draw:stroke="none" draw:fill="none" fo:min-height="0.043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1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4" style:family="graphic" style:parent-style-name="standard">
      <style:graphic-properties draw:stroke="none" draw:fill="none" fo:min-height="0.1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style:font-name="CMU Serif" fo:font-size="13pt" style:font-size-asian="20pt" style:font-size-complex="20pt"/>
    </style:style>
    <style:style style:name="T10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1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0.45cm" svg:y="2.8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:0</text:span></text:p>
          <text:p text:style-name="P1"><text:span text:style-name="T1">a</text:span><text:span text:style-name="T5">δ</text:span><text:span text:style-name="T1">/a</text:span><text:span text:style-name="T2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0.65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2.751cm" svg:y="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15cm" svg:y1="2.3cm" svg:x2="2.225cm" svg:y2="2.85cm" draw:start-shape="id1" draw:start-glue-point="2" draw:end-shape="id2" draw:end-glue-point="0" svg:d="M1150 2300l1075 550" svg:viewBox="0 0 1076 551">
          <text:p/>
        </draw:connector>
        <draw:connector draw:style-name="gr4" draw:text-style-name="P3" draw:layer="layout" draw:type="line" svg:x1="3.251cm" svg:y1="2.301cm" svg:x2="2.225cm" svg:y2="2.85cm" draw:start-shape="id3" draw:start-glue-point="2" draw:end-shape="id2" draw:end-glue-point="0" svg:d="M3251 2301l-1026 549" svg:viewBox="0 0 1027 550">
          <text:p/>
        </draw:connector>
        <draw:frame draw:style-name="gr5" draw:text-style-name="P5" draw:layer="layout" svg:width="0.75cm" svg:height="0.81cm" svg:x="-0.2cm" svg:y="3.04cm">
          <draw:text-box>
            <text:p text:style-name="P4"><text:span text:style-name="T8">w</text:span></text:p>
          </draw:text-box>
        </draw:frame>
        <draw:frame draw:style-name="gr6" draw:text-style-name="P6" draw:layer="layout" svg:width="0.731cm" svg:height="0.793cm" svg:x="0.1cm" svg:y="1.35cm">
          <draw:text-box>
            <text:p><text:span text:style-name="T9">x</text:span></text:p>
          </draw:text-box>
        </draw:frame>
        <draw:frame draw:style-name="gr6" draw:text-style-name="P6" draw:layer="layout" svg:width="0.731cm" svg:height="0.793cm" svg:x="2.201cm" svg:y="1.351cm">
          <draw:text-box>
            <text:p><text:span text:style-name="T9">y</text:span></text:p>
          </draw:text-box>
        </draw:frame>
        <draw:frame draw:style-name="gr7" draw:text-style-name="P7" draw:layer="layout" svg:width="4cm" svg:height="0.819cm" svg:x="4.7cm" svg:y="-0.1cm">
          <draw:text-box>
            <text:p><text:span text:style-name="T10">LTS of neuron </text:span><text:span text:style-name="T11">w</text:span></text:p>
          </draw:text-box>
        </draw:frame>
        <draw:custom-shape draw:style-name="gr8" draw:text-style-name="P9" draw:layer="layout" svg:width="3.3cm" svg:height="0.75cm" svg:x="5.2cm" svg:y="1cm">
          <text:p text:style-name="P8"><text:span text:style-name="T12"><text:s/></text:span><text:span text:style-name="T12">3</text:span><text:span text:style-name="T13">δ</text:span><text:span text:style-name="T12">, 5</text:span><text:span text:style-name="T13">δ</text:span><text:span text:style-name="T12">, 7</text:span><text:span text:style-name="T13">δ</text:span><text:span text:style-name="T12">, 9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3cm" svg:height="0.75cm" svg:x="5.2cm" svg:y="3cm">
          <text:p text:style-name="P8"><text:span text:style-name="T12"><text:s text:c="3"/></text:span><text:span text:style-name="T12">0 , 2</text:span><text:span text:style-name="T13">δ</text:span><text:span text:style-name="T12">, 4</text:span><text:span text:style-name="T13">δ</text:span><text:span text:style-name="T12">, 6</text:span><text:span text:style-name="T13">δ</text:span><text:span text:style-name="T9">,...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cm" svg:height="0.793cm" svg:x="6.5cm" svg:y="1.957cm">
          <draw:text-box>
            <text:p text:style-name="P10"><text:span text:style-name="T14">(-3</text:span><text:span text:style-name="T13">δ</text:span><text:span text:style-name="T15">,1)</text:span></text:p>
          </draw:text-box>
        </draw:frame>
        <draw:connector draw:style-name="gr4" draw:text-style-name="P12" draw:layer="layout" draw:type="line" svg:x1="6.7cm" svg:y1="1.75cm" svg:x2="6.7cm" svg:y2="3cm" draw:end-shape="id4" draw:end-glue-point="0" svg:d="M6700 1750v1250" svg:viewBox="0 0 1 1251">
          <text:p/>
        </draw:connector>
        <draw:custom-shape draw:style-name="gr11" draw:text-style-name="P9" xml:id="id5" draw:id="id5" draw:layer="layout" svg:width="0.6cm" svg:height="0.75cm" svg:x="4.45cm" svg:y="1cm">
          <text:p text:style-name="P8"><text:span text:style-name="T13">δ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0.45cm" svg:height="0.55cm" svg:x="5.3cm" svg:y="3.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7cm" svg:height="0.793cm" svg:x="4.45cm" svg:y="1.958cm">
          <draw:text-box>
            <text:p text:style-name="P10"><text:span text:style-name="T14">(-</text:span><text:span text:style-name="T13">δ</text:span><text:span text:style-name="T15">,0)</text:span></text:p>
          </draw:text-box>
        </draw:frame>
        <draw:connector draw:style-name="gr4" draw:text-style-name="P12" draw:layer="layout" svg:x1="4.75cm" svg:y1="1.75cm" svg:x2="5.3cm" svg:y2="3.375cm" draw:start-shape="id5" draw:start-glue-point="2" draw:end-shape="id6" draw:end-glue-point="3" svg:d="M4750 1750v1625h550" svg:viewBox="0 0 551 1626">
          <text:p/>
        </draw:connector>
        <draw:custom-shape draw:style-name="gr13" draw:text-style-name="P9" xml:id="id7" draw:id="id7" draw:layer="layout" svg:width="4.5cm" svg:height="1.15cm" svg:x="4.25cm" svg:y="0.8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8.2cm" svg:y1="3.375cm" svg:x2="8.75cm" svg:y2="1.375cm" draw:start-shape="id4" draw:start-glue-point="1" draw:end-shape="id7" draw:end-glue-point="1" svg:d="M8200 3375h1051v-2000h-501" svg:viewBox="0 0 1052 2001">
          <text:p/>
        </draw:connector>
        <draw:frame draw:style-name="gr6" draw:text-style-name="P11" draw:layer="layout" svg:width="2cm" svg:height="1.335cm" svg:x="8.6cm" svg:y="1.958cm">
          <draw:text-box>
            <text:p text:style-name="P10"><text:span text:style-name="T14">(+1</text:span><text:span text:style-name="T13">δ</text:span><text:span text:style-name="T15">,0)</text:span></text:p>
          </draw:text-box>
        </draw:frame>
        <draw:connector draw:style-name="gr4" draw:text-style-name="P12" draw:layer="layout" draw:line-skew="0.249cm 0.249cm" svg:x1="8.2cm" svg:y1="3.375cm" svg:x2="6.7cm" svg:y2="3.75cm" draw:start-shape="id4" draw:start-glue-point="1" draw:end-shape="id4" draw:end-glue-point="2" svg:d="M8200 3375h971v1125h-2471v-750" svg:viewBox="0 0 2472 1126">
          <text:p/>
        </draw:connector>
        <draw:frame draw:style-name="gr14" draw:text-style-name="P11" draw:layer="layout" svg:width="2.35cm" svg:height="0.793cm" svg:x="6.9cm" svg:y="4.4cm">
          <draw:text-box>
            <text:p text:style-name="P10"><text:span text:style-name="T14">(+2</text:span><text:span text:style-name="T13">δ</text:span><text:span text:style-name="T15">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3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4T17:30:16.491074132</dc:date>
    <meta:editing-duration>PT1H9M48S</meta:editing-duration>
    <meta:editing-cycles>32</meta:editing-cycles>
    <meta:generator>LibreOffice/7.1.3.2$Linux_X86_64 LibreOffice_project/10$Build-2</meta:generator>
    <meta:document-statistic meta:object-count="22"/>
  </office:meta>
</office:document-meta>
</file>